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308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5.796cm"/>
    </style:style>
    <style:style style:name="co4" style:family="table-column">
      <style:table-column-properties fo:break-before="auto" style:column-width="3.851cm"/>
    </style:style>
    <style:style style:name="co5" style:family="table-column">
      <style:table-column-properties fo:break-before="auto" style:column-width="2.43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8.2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0.99pt double #afd095" style:border-line-width-bottom="0.009cm 0.009cm 0.018cm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0.06pt solid #afd095" fo:border-left="none" fo:border-right="none" fo:border-top="none"/>
    </style:style>
    <style:style style:name="ce9" style:family="table-cell" style:parent-style-name="Default">
      <style:table-cell-properties fo:border-bottom="0.06pt solid #afd095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ext-properties style:text-outline="false" style:text-line-through-style="none" style:text-line-through-type="none" style:font-name="Liberation Sans" fo:font-size="10pt" fo:language="en" fo:country="CA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none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99pt double #afd095" style:border-line-width-bottom="0.009cm 0.009cm 0.018cm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6" office:value-type="string" calcext:value-type="string">
            <text:p>Calculation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Process Dependencies</text:p>
          </table:table-cell>
          <table:table-cell table:style-name="ce14" office:value-type="string" calcext:value-type="string">
            <text:p>Dependency version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2"/>
        </table:table-row>
        <table:table-row table:style-name="ro1">
          <table:table-cell office:value-type="string" calcext:value-type="string">
            <text:p>Total parcel rows</text:p>
          </table:table-cell>
          <table:table-cell office:value-type="float" office:value="380445" calcext:value-type="float">
            <text:p>380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unique cleaned addresses</text:p>
          </table:table-cell>
          <table:table-cell office:value-type="float" office:value="380044" calcext:value-type="float">
            <text:p>380044</text:p>
          </table:table-cell>
          <table:table-cell office:value-type="string" calcext:value-type="string">
            <text:p>clean_address</text:p>
          </table:table-cell>
          <table:table-cell office:value-type="string" calcext:value-type="string">
            <text:p>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que taxpayer name &amp; address</text:p>
          </table:table-cell>
          <table:table-cell office:value-type="float" office:value="243957" calcext:value-type="float">
            <text:p>243957</text:p>
          </table:table-cell>
          <table:table-cell office:value-type="string" calcext:value-type="string">
            <text:p>clean_taxpayer, clean_address</text:p>
          </table:table-cell>
          <table:table-cell office:value-type="string" calcext:value-type="string">
            <text:p>0001,0010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Deduplcated own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que raw taxpayer address</text:p>
          </table:table-cell>
          <table:table-cell office:value-type="float" office:value="221959" calcext:value-type="float">
            <text:p>2219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que cleaned taxpayer address</text:p>
          </table:table-cell>
          <table:table-cell office:value-type="float" office:value="202840" calcext:value-type="float">
            <text:p>202840</text:p>
          </table:table-cell>
          <table:table-cell office:value-type="string" calcext:value-type="string">
            <text:p>clean_address</text:p>
          </table:table-cell>
          <table:table-cell office:value-type="string" calcext:value-type="string">
            <text:p>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cels owned by LLC, CO, INC</text:p>
          </table:table-cell>
          <table:table-cell office:value-type="float" office:value="70949" calcext:value-type="float">
            <text:p>7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ress LLC pattern</text:p>
          </table:table-cell>
          <table:table-cell office:value-type="float" office:value="3225" calcext:value-type="float">
            <text:p>32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xpayer at same address</text:p>
          </table:table-cell>
          <table:table-cell office:value-type="float" office:value="95074" calcext:value-type="float">
            <text:p>950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ll addresses</text:p>
          </table:table-cell>
          <table:table-cell office:value-type="float" office:value="276" calcext:value-type="float">
            <text:p>276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No taxpayer 1 or 2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cels with ‘related’ parcel</text:p>
          </table:table-cell>
          <table:table-cell office:value-type="float" office:value="15539" calcext:value-type="float">
            <text:p>155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of buildings == 0</text:p>
          </table:table-cell>
          <table:table-cell office:value-type="float" office:value="104620" calcext:value-type="float">
            <text:p>10462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RE == 100</text:p>
          </table:table-cell>
          <table:table-cell office:value-type="float" office:value="101053" calcext:value-type="float">
            <text:p>1010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 == 0</text:p>
          </table:table-cell>
          <table:table-cell office:value-type="float" office:value="275789" calcext:value-type="float">
            <text:p>2757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 is null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xpayer at same address and PRE == 100</text:p>
          </table:table-cell>
          <table:table-cell office:value-type="float" office:value="48232" calcext:value-type="float">
            <text:p>48232</text:p>
          </table:table-cell>
          <table:table-cell office:value-type="string" calcext:value-type="string">
            <text:p>clean_address</text:p>
          </table:table-cell>
          <table:table-cell office:value-type="string" calcext:value-type="string">
            <text:p>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xpayer at same address and PRE == 0</text:p>
          </table:table-cell>
          <table:table-cell office:value-type="float" office:value="45033" calcext:value-type="float">
            <text:p>45033</text:p>
          </table:table-cell>
          <table:table-cell office:value-type="string" calcext:value-type="string">
            <text:p>clean_address</text:p>
          </table:table-cell>
          <table:table-cell office:value-type="string" calcext:value-type="string">
            <text:p>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xpayer at same address and PRE btwn 0 &amp; 100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clean_address</text:p>
          </table:table-cell>
          <table:table-cell office:value-type="string" calcext:value-type="string">
            <text:p>0001</text:p>
          </table:table-cell>
          <table:table-cell table:number-columns-repeated="3"/>
        </table:table-row>
        <table:table-row table:style-name="ro1">
          <table:table-cell table:style-name="ce8" table:number-columns-repeated="7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9" office:value-type="string" calcext:value-type="string">
            <text:p>Universe: taxpayer != EXEMPT</text:p>
          </table:table-cell>
          <table:table-cell table:style-name="ce8" table:number-columns-repeated="6"/>
        </table:table-row>
        <table:table-row table:style-name="ro1">
          <table:table-cell office:value-type="string" calcext:value-type="string">
            <text:p>Total taxpayer != EXEMPT</text:p>
          </table:table-cell>
          <table:table-cell office:value-type="float" office:value="288936" calcext:value-type="float">
            <text:p>2889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que cleaned taxpayer &amp; address != EXEMPT</text:p>
          </table:table-cell>
          <table:table-cell office:value-type="float" office:value="231748" calcext:value-type="float">
            <text:p>231748</text:p>
          </table:table-cell>
          <table:table-cell office:value-type="string" calcext:value-type="string">
            <text:p>clean_taxpayer, clean_address</text:p>
          </table:table-cell>
          <table:table-cell office:value-type="string" calcext:value-type="string">
            <text:p>0001,001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Deduplcated own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que cleaned address only</text:p>
          </table:table-cell>
          <table:table-cell office:value-type="float" office:value="193992" calcext:value-type="float">
            <text:p>193992</text:p>
          </table:table-cell>
          <table:table-cell office:value-type="string" calcext:value-type="string">
            <text:p>clean_address</text:p>
          </table:table-cell>
          <table:table-cell office:value-type="string" calcext:value-type="string">
            <text:p>0001</text:p>
          </table:table-cell>
          <table:table-cell table:style-name="ce7" office:value-type="string" calcext:value-type="string">
            <text:p>These three are number of owner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&amp; PRE == 0</text:p>
          </table:table-cell>
          <table:table-cell office:value-type="float" office:value="108958" calcext:value-type="float">
            <text:p>108958</text:p>
          </table:table-cell>
          <table:table-cell office:value-type="string" calcext:value-type="string">
            <text:p>clean_address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<text:s text:c="4"/>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&amp; num_buildings &gt; 0</text:p>
          </table:table-cell>
          <table:table-cell office:value-type="float" office:value="87342" calcext:value-type="float">
            <text:p>87342</text:p>
          </table:table-cell>
          <table:table-cell office:value-type="string" calcext:value-type="string">
            <text:p>clean_address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<text:s text:c="4"/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 == 0</text:p>
          </table:table-cell>
          <table:table-cell office:value-type="float" office:value="184386" calcext:value-type="float">
            <text:p>184386</text:p>
          </table:table-cell>
          <table:table-cell table:number-columns-repeated="2"/>
          <table:table-cell table:style-name="ce7" office:value-type="string" calcext:value-type="string">
            <text:p>These two are number of parcels. Why can empty lots have PRE == 100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&amp; num_buildings &gt; 0</text:p>
          </table:table-cell>
          <table:table-cell office:value-type="float" office:value="123045" calcext:value-type="float">
            <text:p>123045</text:p>
          </table:table-cell>
          <table:table-cell table:number-columns-repeated="2"/>
          <table:table-cell office:value-type="string" calcext:value-type="string">
            <text:p><text:s text:c="4"/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&amp; num_buildings == 0</text:p>
          </table:table-cell>
          <table:table-cell office:value-type="float" office:value="61341" calcext:value-type="float">
            <text:p>61341</text:p>
          </table:table-cell>
          <table:table-cell table:number-columns-repeated="2"/>
          <table:table-cell table:style-name="ce7" office:value-type="string" calcext:value-type="string">
            <text:p>Are these side-lots to PRE==100 lot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 != 0</text:p>
          </table:table-cell>
          <table:table-cell office:value-type="float" office:value="104550" calcext:value-type="float">
            <text:p>104550</text:p>
          </table:table-cell>
          <table:table-cell table:number-columns-repeated="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<text:s text:c="4"/>&amp; num_buildings &gt; 0</text:p>
          </table:table-cell>
          <table:table-cell office:value-type="float" office:value="94301" calcext:value-type="float">
            <text:p>94301</text:p>
          </table:table-cell>
          <table:table-cell table:number-columns-repeated="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<text:s text:c="4"/>&amp; num_buildings == 0</text:p>
          </table:table-cell>
          <table:table-cell office:value-type="float" office:value="10249" calcext:value-type="float">
            <text:p>10249</text:p>
          </table:table-cell>
          <table:table-cell table:number-columns-repeated="2"/>
          <table:table-cell table:style-name="ce7" office:value-type="string" calcext:value-type="string">
            <text:p>Actually I have this reversed. Still surprising though.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Where taxpayer_street != address</text:p>
          </table:table-cell>
          <table:table-cell table:style-name="ce11" table:number-columns-repeated="6"/>
        </table:table-row>
        <table:table-row table:style-name="ro1" table:number-rows-repeated="2">
          <table:table-cell table:style-name="ce11" table:number-columns-repeated="7"/>
        </table:table-row>
        <table:table-row table:style-name="ro1">
          <table:table-cell table:style-name="ce8" table:number-columns-repeated="7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9" office:value-type="string" calcext:value-type="string">
            <text:p>Known Large Owners</text:p>
          </table:table-cell>
          <table:table-cell table:style-name="ce8" table:number-columns-repeated="6"/>
        </table:table-row>
        <table:table-row table:style-name="ro1">
          <table:table-cell office:value-type="string" calcext:value-type="string">
            <text:p>Detroit Land Bank Authority</text:p>
          </table:table-cell>
          <table:table-cell office:value-type="float" office:value="67356" calcext:value-type="float">
            <text:p>67356</text:p>
          </table:table-cell>
          <table:table-cell office:value-type="string" calcext:value-type="string">
            <text:p>clean_taxpayer</text:p>
          </table:table-cell>
          <table:table-cell office:value-type="string" calcext:value-type="string">
            <text:p>00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 of Detroit</text:p>
          </table:table-cell>
          <table:table-cell office:value-type="float" office:value="7389" calcext:value-type="float">
            <text:p>7389</text:p>
          </table:table-cell>
          <table:table-cell office:value-type="string" calcext:value-type="string">
            <text:p>clean_taxpayer</text:p>
          </table:table-cell>
          <table:table-cell office:value-type="string" calcext:value-type="string">
            <text:p>00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ntz Woodlands LLC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clean_taxpayer</text:p>
          </table:table-cell>
          <table:table-cell office:value-type="string" calcext:value-type="string">
            <text:p>00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ks &amp; Recreation Department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clean_taxpayer</text:p>
          </table:table-cell>
          <table:table-cell office:value-type="string" calcext:value-type="string">
            <text:p>00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troit Public Schools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clean_taxpayer</text:p>
          </table:table-cell>
          <table:table-cell office:value-type="string" calcext:value-type="string">
            <text:p>0010</text:p>
          </table:table-cell>
          <table:table-cell table:number-columns-repeated="3"/>
        </table:table-row>
        <table:table-row table:style-name="ro1">
          <table:table-cell table:style-name="ce8" table:number-columns-repeated="7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9" office:value-type="string" calcext:value-type="string">
            <text:p>Outlier identified investors</text:p>
          </table:table-cell>
          <table:table-cell table:style-name="ce8" table:number-columns-repeated="6"/>
        </table:table-row>
        <table:table-row table:style-name="ro1">
          <table:table-cell/>
          <table:table-cell table:style-name="ce13" office:value-type="string" calcext:value-type="string">
            <text:p>Naive link &amp; count</text:p>
          </table:table-cell>
          <table:table-cell table:style-name="ce11" table:number-columns-repeated="5"/>
        </table:table-row>
        <table:table-row table:style-name="ro1">
          <table:table-cell office:value-type="string" calcext:value-type="string">
            <text:p>Michael Kelly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lean_taxpayer</text:p>
          </table:table-cell>
          <table:table-cell office:value-type="string" calcext:value-type="string">
            <text:p>00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ve and Stevie Hagerman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clean_taxpayer</text:p>
          </table:table-cell>
          <table:table-cell office:value-type="string" calcext:value-type="string">
            <text:p>00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nis Kefallino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lean_taxpayer</text:p>
          </table:table-cell>
          <table:table-cell office:value-type="string" calcext:value-type="string">
            <text:p>00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ston Munoz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_taxpayer</text:p>
          </table:table-cell>
          <table:table-cell office:value-type="string" calcext:value-type="string">
            <text:p>00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ameh Jaser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lean_taxpayer</text:p>
          </table:table-cell>
          <table:table-cell office:value-type="string" calcext:value-type="string">
            <text:p>00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ford Nelso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lean_taxpayer</text:p>
          </table:table-cell>
          <table:table-cell office:value-type="string" calcext:value-type="string">
            <text:p>001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Hank Prisman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string" calcext:value-type="string">
            <text:p>clean_taxpayer</text:p>
          </table:table-cell>
          <table:table-cell table:style-name="ce11" office:value-type="string" calcext:value-type="string">
            <text:p>0010</text:p>
          </table:table-cell>
          <table:table-cell table:style-name="ce11" table:number-columns-repeated="3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56:.B62])" office:value-type="float" office:value="1012" calcext:value-type="float">
            <text:p>1012</text:p>
          </table:table-cell>
          <table:table-cell table:style-name="ce11" table:number-columns-repeated="5"/>
        </table:table-row>
        <table:table-row table:style-name="ro1">
          <table:table-cell table:style-name="ce2" table:number-columns-repeated="2"/>
          <table:table-cell table:style-name="ce11" table:number-columns-repeated="5"/>
        </table:table-row>
        <table:table-row table:style-name="ro1">
          <table:table-cell table:style-name="ce11"/>
          <table:table-cell table:style-name="ce13" office:value-type="string" calcext:value-type="string">
            <text:p>Advanced link &amp; count</text:p>
          </table:table-cell>
          <table:table-cell table:style-name="ce11" table:number-columns-repeated="5"/>
        </table:table-row>
        <table:table-row table:style-name="ro1">
          <table:table-cell table:style-name="ce11" table:number-columns-repeated="7"/>
        </table:table-row>
        <table:table-row table:style-name="ro1">
          <table:table-cell table:style-name="ce9" office:value-type="string" calcext:value-type="string">
            <text:p>Munoz LLCs</text:p>
          </table:table-cell>
          <table:table-cell table:style-name="ce8" table:number-columns-repeated="6"/>
        </table:table-row>
        <table:table-row table:style-name="ro1">
          <table:table-cell table:style-name="ce2"/>
          <table:table-cell table:style-name="ce13" office:value-type="string" calcext:value-type="string">
            <text:p>Naive link &amp; cou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parcels associated with provided LLC list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lean_address, clean_taxpayer</text:p>
          </table:table-cell>
          <table:table-cell office:value-type="string" calcext:value-type="string">
            <text:p>0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parcels associated with addresses row 66 query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clean_address, clean_taxpayer</text:p>
          </table:table-cell>
          <table:table-cell office:value-type="string" calcext:value-type="string">
            <text:p>0014</text:p>
          </table:table-cell>
          <table:table-cell office:value-type="string" calcext:value-type="string">
            <text:p>a lot with a corrupt address, but a not corrupt zip code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ce13" office:value-type="string" calcext:value-type="string">
            <text:p>Advanced link &amp; count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8">0000-00-00</text:date>, <text:time style:data-style-name="N2" text:time-value="21:51:44.3733699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9T21:04:53.059523622</meta:creation-date>
    <meta:editing-duration>P27DT53M29S</meta:editing-duration>
    <meta:editing-cycles>5</meta:editing-cycles>
    <meta:generator>LibreOffice/6.4.7.2$Linux_X86_64 LibreOffice_project/40$Build-2</meta:generator>
    <dc:date>2024-06-18T20:41:49.085158543</dc:date>
    <meta:document-statistic meta:table-count="1" meta:cell-count="160" meta:object-count="0"/>
  </office:meta>
</office:document-meta>
</file>